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772in" fo:text-indent="0in" style:auto-text-indent="false" fo:padding="0in" fo:border="none"/>
      <style:text-properties fo:font-variant="normal" fo:text-transform="none" fo:color="#000000" style:font-name="Abyssinica SIL" fo:font-size="16pt" fo:letter-spacing="normal" fo:font-style="normal" fo:font-weight="bold" fo:background-color="transparent"/>
    </style:style>
    <style:style style:name="P2" style:family="paragraph" style:parent-style-name="Standard">
      <style:paragraph-properties fo:margin-left="0in" fo:margin-right="0in" style:line-height-at-least="0.1772in" fo:text-indent="0in" style:auto-text-indent="false" fo:padding="0in" fo:border="none"/>
      <style:text-properties fo:font-variant="normal" fo:text-transform="none" fo:color="#000000" style:font-name="Bitstream Charter" fo:font-size="12pt" fo:letter-spacing="normal" fo:font-style="normal" fo:font-weight="normal" officeooo:paragraph-rsid="000bf5e7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Bitstream Charter"/>
    </style:style>
    <style:style style:name="P4" style:family="paragraph" style:parent-style-name="Standard">
      <style:text-properties fo:color="#000000" style:font-name="Bitstream Charter" officeooo:paragraph-rsid="000bf5e7"/>
    </style:style>
    <style:style style:name="T1" style:family="text">
      <style:text-properties officeooo:rsid="000bf5e7"/>
    </style:style>
    <style:style style:name="T2" style:family="text">
      <style:text-properties style:font-size-asian="16pt" style:font-weight-asian="bold" style:font-size-complex="16pt" style:font-weight-complex="bold"/>
    </style:style>
    <style:style style:name="T3" style:family="text">
      <style:text-properties officeooo:rsid="000bf5e7" style:font-size-asian="16pt" style:font-weight-asian="bold" style:font-size-complex="16pt" style:font-weight-complex="bold"/>
    </style:style>
    <style:style style:name="T4" style:family="text">
      <style:text-properties officeooo:rsid="000c9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</text:span><text:span text:style-name="T3">etailed</text:span><text:span text:style-name="T2"> </text:span><text:span text:style-name="T3">costs</text:span></text:p>
      <text:p text:style-name="P1"><text:span text:style-name="T3"/></text:p>
      <text:p text:style-name="P2"><text:span text:style-name="T1">Travelling costs for one person: </text:span></text:p>
      <text:p text:style-name="P2"><text:span text:style-name="T1"><text:s text:c="8"/>- international outward and return flight: </text:span></text:p>
      <text:p text:style-name="P2"><text:span text:style-name="T1">Bruxelles- Seoul: between 600 and 900 euros/person both ways </text:span></text:p>
      <text:p text:style-name="P2"><text:span text:style-name="T1"><text:s text:c="8"/>- local transports</text:span></text:p>
      <text:p text:style-name="P2"><text:span text:style-name="T1">7 days-pass = 40,3481 euros</text:span></text:p>
      <text:p text:style-name="P2"><text:span text:style-name="T1">accomodation between 30 eur/night/person = 210 euros</text:span></text:p>
      <text:p text:style-name="P2"><text:span text:style-name="T1">Others : food approximativly 20eur/day/person = 140 euros</text:span></text:p>
      <text:p text:style-name="P2"><text:span text:style-name="T1">Total : 900+40+210+140 = 1290/pers</text:span></text:p>
      <text:p text:style-name="P3"/>
      <text:p text:style-name="P4"><text:span text:style-name="T1">We are applying for </text:span><text:span text:style-name="T4">four</text:span><text:span text:style-name="T1"> members to be able to travel, so this final amount </text:span><text:span text:style-name="T4">multiplied</text:span></text:p>
      <text:p text:style-name="P4"><text:span text:style-name="T1"/></text:p>
      <text:p text:style-name="P4"><text:span text:style-name="T1">1290/person.</text:span><text:span text:style-name="T4">4</text:span><text:span text:style-name="T1"> = </text:span><text:span text:style-name="T4">5160</text:span><text:span text:style-name="T1"> eur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agnan</meta:initial-creator>
    <meta:creation-date>2013-07-29T22:13:38</meta:creation-date>
    <dc:date>2013-07-29T23:25:55</dc:date>
    <dc:creator>colm </dc:creator>
    <meta:editing-duration>PT8M47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1" meta:word-count="70" meta:character-count="474" meta:non-whitespace-character-count="389"/>
  </office:meta>
</office:document-meta>
</file>